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0592" calcext:value-type="float">
            <text:p>74.8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596" calcext:value-type="float">
            <text:p>74.3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1488" calcext:value-type="float">
            <text:p>71.3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3301</text:p>
          </table:table-cell>
          <table:table-cell office:value-type="string" calcext:value-type="string">
            <text:p>196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